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49142" officeooo:paragraph-rsid="0018501c" style:font-weight-asian="bold" style:font-weight-complex="bold"/>
    </style:style>
    <style:style style:name="P2" style:family="paragraph" style:parent-style-name="Standard">
      <style:text-properties fo:font-weight="normal" officeooo:rsid="00149142" officeooo:paragraph-rsid="0018501c" style:font-weight-asian="normal" style:font-weight-complex="normal"/>
    </style:style>
    <style:style style:name="P3" style:family="paragraph" style:parent-style-name="Standard">
      <style:text-properties fo:color="#000000" fo:font-weight="bold" officeooo:rsid="002284af" officeooo:paragraph-rsid="002284af" style:font-weight-asian="bold" style:font-weight-complex="bold"/>
    </style:style>
    <style:style style:name="P4" style:family="paragraph" style:parent-style-name="Standard" style:list-style-name="L1">
      <style:text-properties fo:color="#996600" fo:font-weight="normal" officeooo:rsid="0023c829" officeooo:paragraph-rsid="0023c829" style:font-weight-asian="normal" style:font-weight-complex="normal"/>
    </style:style>
    <style:style style:name="P5" style:family="paragraph" style:parent-style-name="Standard" style:list-style-name="L2">
      <style:text-properties fo:color="#0066cc" fo:font-weight="normal" officeooo:rsid="0023c829" officeooo:paragraph-rsid="0023c829" style:font-weight-asian="normal" style:font-weight-complex="normal"/>
    </style:style>
    <style:style style:name="P6" style:family="paragraph" style:parent-style-name="Standard">
      <style:text-properties fo:color="#0066cc" fo:font-weight="normal" officeooo:rsid="0023c829" officeooo:paragraph-rsid="0023c829" style:font-weight-asian="normal" style:font-weight-complex="normal"/>
    </style:style>
    <style:style style:name="P7" style:family="paragraph" style:parent-style-name="Standard">
      <style:text-properties fo:color="#000000" fo:font-weight="bold" officeooo:rsid="0023c829" officeooo:paragraph-rsid="0023c829" style:font-weight-asian="bold" style:font-weight-complex="bold"/>
    </style:style>
    <style:style style:name="P8" style:family="paragraph" style:parent-style-name="Standard">
      <style:text-properties fo:color="#000000" fo:font-weight="bold" officeooo:rsid="0023c829" officeooo:paragraph-rsid="00251dba" style:font-weight-asian="bold" style:font-weight-complex="bold"/>
    </style:style>
    <style:style style:name="P9" style:family="paragraph" style:parent-style-name="Standard">
      <style:text-properties fo:color="#000000" fo:font-weight="bold" officeooo:rsid="002617af" officeooo:paragraph-rsid="002617af" style:font-weight-asian="bold" style:font-weight-complex="bold"/>
    </style:style>
    <style:style style:name="P10" style:family="paragraph" style:parent-style-name="Standard">
      <style:text-properties fo:color="#000000" fo:font-weight="normal" officeooo:rsid="00232e05" officeooo:paragraph-rsid="00232e05" style:font-weight-asian="normal" style:font-weight-complex="normal"/>
    </style:style>
    <style:style style:name="P11" style:family="paragraph" style:parent-style-name="Standard">
      <style:text-properties fo:color="#ff3333" fo:font-weight="bold" officeooo:rsid="00251dba" officeooo:paragraph-rsid="00251dba" style:font-weight-asian="bold" style:font-weight-complex="bold"/>
    </style:style>
    <style:style style:name="T1" style:family="text">
      <style:text-properties officeooo:rsid="002125a8"/>
    </style:style>
    <style:style style:name="T2" style:family="text">
      <style:text-properties officeooo:rsid="0023c829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51dba" style:font-weight-asian="normal" style:font-weight-complex="normal"/>
    </style:style>
    <style:style style:name="T5" style:family="text">
      <style:text-properties fo:font-weight="normal" officeooo:rsid="002617af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normal" officeooo:rsid="00251dba" style:font-weight-asian="normal" style:font-weight-complex="normal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normal" officeooo:rsid="00251dba" style:font-weight-asian="normal" style:font-weight-complex="normal"/>
    </style:style>
    <style:style style:name="T10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style:text-underline-style="none" fo:font-weight="normal" officeooo:rsid="00251dba" style:font-style-asian="italic" style:font-weight-asian="normal" style:font-style-complex="italic" style:font-weight-complex="normal"/>
    </style:style>
    <style:style style:name="T12" style:family="text">
      <style:text-properties fo:font-style="normal" style:text-underline-style="solid" style:text-underline-width="auto" style:text-underline-color="font-color" fo:font-weight="normal" officeooo:rsid="00251dba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none" fo:font-weight="normal" officeooo:rsid="00251dba" style:font-style-asian="normal" style:font-weight-asian="normal" style:font-style-complex="normal" style:font-weight-complex="normal"/>
    </style:style>
    <style:style style:name="T15" style:family="text">
      <style:text-properties fo:color="#ff3333" fo:font-style="normal" style:text-underline-style="none" style:font-style-asian="normal" style:font-style-complex="normal"/>
    </style:style>
    <style:style style:name="T16" style:family="text">
      <style:text-properties fo:color="#ff3333" fo:font-style="normal" style:text-underline-style="none" officeooo:rsid="00251dba" style:font-style-asian="normal" style:font-style-complex="normal"/>
    </style:style>
    <style:style style:name="T17" style:family="text">
      <style:text-properties fo:color="#ff3333" style:text-underline-style="none" officeooo:rsid="00251dba"/>
    </style:style>
    <style:style style:name="T18" style:family="text">
      <style:text-properties fo:color="#ff3333" fo:font-weight="normal" officeooo:rsid="002617af" style:font-weight-asian="normal" style:font-weight-complex="normal"/>
    </style:style>
    <style:style style:name="T19" style:family="text">
      <style:text-properties fo:color="#ff3333" officeooo:rsid="002617af"/>
    </style:style>
    <style:style style:name="T20" style:family="text">
      <style:text-properties fo:color="#ff3333" style:text-position="0% 100%" style:text-underline-style="none"/>
    </style:style>
    <style:style style:name="T21" style:family="text">
      <style:text-properties officeooo:rsid="002617af"/>
    </style:style>
    <style:style style:name="T22" style:family="text">
      <style:text-properties style:text-position="super 58%" fo:font-weight="normal" officeooo:rsid="002617af" style:font-weight-asian="normal" style:font-weight-complex="normal"/>
    </style:style>
    <style:style style:name="T23" style:family="text">
      <style:text-properties style:text-position="super 58%" style:text-underline-style="none" fo:font-weight="normal" style:font-weight-asian="normal" style:font-weight-complex="normal"/>
    </style:style>
    <style:style style:name="T24" style:family="text">
      <style:text-properties style:text-position="0% 100%" fo:font-weight="normal" officeooo:rsid="002617af" style:font-weight-asian="normal" style:font-weight-complex="normal"/>
    </style:style>
    <style:style style:name="T25" style:family="text">
      <style:text-properties style:text-position="0% 100%" style:text-underline-style="solid" style:text-underline-width="auto" style:text-underline-color="font-color" fo:font-weight="normal" officeooo:rsid="002617af" style:font-weight-asian="normal" style:font-weight-complex="normal"/>
    </style:style>
    <style:style style:name="T26" style:family="text">
      <style:text-properties style:text-position="0% 100%" style:text-underline-style="none"/>
    </style:style>
    <style:style style:name="T27" style:family="text">
      <style:text-properties style:text-position="0% 100%" style:text-underline-style="none" fo:font-weight="normal" style:font-weight-asian="normal" style:font-weight-complex="normal"/>
    </style:style>
    <style:style style:name="T28" style:family="text">
      <style:text-properties style:text-position="0% 100%" style:text-underline-style="none" fo:font-weight="normal" officeooo:rsid="002617af" style:font-weight-asian="normal" style:font-weight-complex="normal"/>
    </style:style>
    <style:style style:name="T29" style:family="text">
      <style:text-properties fo:color="#6666ff" fo:font-weight="normal" officeooo:rsid="002617af" style:font-weight-asian="normal" style:font-weight-complex="normal"/>
    </style:style>
    <style:style style:name="T30" style:family="text">
      <style:text-properties fo:color="#99ff66" fo:font-weight="normal" officeooo:rsid="002617af" style:font-weight-asian="normal" style:font-weight-complex="normal"/>
    </style:style>
    <style:style style:name="T31" style:family="text">
      <style:text-properties fo:color="#99ff66" style:text-position="super 58%" fo:font-weight="normal" officeooo:rsid="002617af" style:font-weight-asian="normal" style:font-weight-complex="normal"/>
    </style:style>
    <style:style style:name="T32" style:family="text">
      <style:text-properties fo:color="#99ff66" style:text-position="0% 100%" fo:font-weight="normal" officeooo:rsid="002617af" style:font-weight-asian="normal" style:font-weight-complex="normal"/>
    </style:style>
    <style:style style:name="T33" style:family="text">
      <style:text-properties fo:color="#00cc00" fo:font-weight="normal" officeooo:rsid="002617af" style:font-weight-asian="normal" style:font-weight-complex="normal"/>
    </style:style>
    <style:style style:name="T34" style:family="text">
      <style:text-properties fo:color="#00cc00" style:text-position="super 58%" fo:font-weight="normal" officeooo:rsid="002617af" style:font-weight-asian="normal" style:font-weight-complex="normal"/>
    </style:style>
    <style:style style:name="T35" style:family="text">
      <style:text-properties fo:color="#00cc00" style:text-position="0% 100%" fo:font-weight="normal" officeooo:rsid="002617af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<text:span text:style-name="T2">3</text:span>L<text:span text:style-name="T1">1</text:span> Notes</text:p>
      <text:p text:style-name="P1"/>
      <text:p text:style-name="P2">Objectives:</text:p>
      <text:list xml:id="list6403940203479260211" text:style-name="L1">
        <text:list-item>
          <text:p text:style-name="P4">Explain how energy, heat, and work are related.</text:p>
        </text:list-item>
        <text:list-item>
          <text:p text:style-name="P4">Classifiy processes as either exothermic or endothermic</text:p>
        </text:list-item>
        <text:list-item>
          <text:p text:style-name="P4">Identify the units used to measure heat transfer.</text:p>
        </text:list-item>
        <text:list-item>
          <text:p text:style-name="P4">Distinguish between heat capacity and specific heat.</text:p>
        </text:list-item>
      </text:list>
      <text:p text:style-name="P2"/>
      <text:p text:style-name="P2">Key Concepts:</text:p>
      <text:list xml:id="list5139798422461907649" text:style-name="L2">
        <text:list-item>
          <text:p text:style-name="P5">In what direction does heat flow?</text:p>
        </text:list-item>
        <text:list-item>
          <text:p text:style-name="P5">What happens in endothermic and exothermic processes?</text:p>
        </text:list-item>
        <text:list-item>
          <text:p text:style-name="P5">In what units is heat flow measured?</text:p>
        </text:list-item>
        <text:list-item>
          <text:p text:style-name="P5">On what two factos does the heat capacity of an object depend?</text:p>
        </text:list-item>
      </text:list>
      <text:p text:style-name="P6"/>
      <text:p text:style-name="P6"/>
      <text:p text:style-name="P7">Thermochemistry</text:p>
      <text:p text:style-name="P7"/>
      <text:p text:style-name="P7"><text:tab/><text:span text:style-name="T6">Thermochemistry</text:span><text:span text:style-name="T8"> is the study of energy changes that occur during chemical reactions and <text:tab/>changes in state.</text:span></text:p>
      <text:p text:style-name="P7"/>
      <text:p text:style-name="P7">..</text:p>
      <text:p text:style-name="P7"/>
      <text:p text:style-name="P7">Chemical Potential Energy</text:p>
      <text:p text:style-name="P7"/>
      <text:p text:style-name="P7"><text:tab/><text:span text:style-name="T3">The energy stored in the chemical bonds of a substance is called </text:span><text:span text:style-name="T6">chemical potential energy</text:span><text:span text:style-name="T8">.</text:span></text:p>
      <text:p text:style-name="P7"/>
      <text:p text:style-name="P7">..</text:p>
      <text:p text:style-name="P7"/>
      <text:p text:style-name="P7">Heat</text:p>
      <text:p text:style-name="P7"/>
      <text:p text:style-name="P7"><text:tab/><text:span text:style-name="T6">Heat</text:span><text:span text:style-name="T8">, </text:span><text:span text:style-name="T13">represented by </text:span><text:span text:style-name="T10">q, </text:span><text:span text:style-name="T13">is energy that transfers from one object to another because of a <text:tab/>temperature difference between them.</text:span></text:p>
      <text:p text:style-name="P7"><text:span text:style-name="T13"/></text:p>
      <text:p text:style-name="P7"><text:span text:style-name="T13"><text:tab/></text:span><text:span text:style-name="T15">Heat always flows from a warmer object to a cooler object.</text:span></text:p>
      <text:p text:style-name="P7"/>
      <text:p text:style-name="P7">..</text:p>
      <text:p text:style-name="P7"/>
      <text:p text:style-name="P7">System</text:p>
      <text:p text:style-name="P7"/>
      <text:p text:style-name="P7"><text:tab/><text:span text:style-name="T9">In studying energy changes, you can define a </text:span><text:span text:style-name="T7">system</text:span><text:span text:style-name="T9"> as the part of the universe on which you <text:tab/>focus your attention.</text:span></text:p>
      <text:p text:style-name="P7"/>
      <text:p text:style-name="P7">..</text:p>
      <text:p text:style-name="P7"/>
      <text:p text:style-name="P7"/>
      <text:p text:style-name="P7"/>
      <text:p text:style-name="P7"/>
      <text:p text:style-name="P7"/>
      <text:p text:style-name="P7"><text:soft-page-break/>Surroundings</text:p>
      <text:p text:style-name="P7"/>
      <text:p text:style-name="P7"><text:tab/><text:span text:style-name="T14">The </text:span><text:span text:style-name="T12">surroundings</text:span><text:span text:style-name="T14"> include everything else in the universe.</text:span></text:p>
      <text:p text:style-name="P7"/>
      <text:p text:style-name="P7">..</text:p>
      <text:p text:style-name="P7"/>
      <text:p text:style-name="P7">Law of Conservation of Energy</text:p>
      <text:p text:style-name="P7"/>
      <text:p text:style-name="P7"><text:tab/><text:span text:style-name="T4">The </text:span><text:span text:style-name="T7">Law of Conservation of Energy</text:span><text:span text:style-name="T9"> states that in any chemical or physical process, energy is <text:tab/>neither created nor destroyed.</text:span></text:p>
      <text:p text:style-name="P7"/>
      <text:p text:style-name="P7">..</text:p>
      <text:p text:style-name="P7"/>
      <text:p text:style-name="P7">Endothermic Process</text:p>
      <text:p text:style-name="P7"/>
      <text:p text:style-name="P8"><text:tab/><text:span text:style-name="T4">An </text:span><text:span text:style-name="T12">endothermic process</text:span><text:span text:style-name="T14"> is one that absorbs heat from the surroundings.</text:span></text:p>
      <text:p text:style-name="P8"><text:span text:style-name="T14"/></text:p>
      <text:p text:style-name="P8"><text:span text:style-name="T14"><text:tab/></text:span><text:span text:style-name="T16">In an endothermic process, the system gains heat as the surroundings cool down.</text:span></text:p>
      <text:p text:style-name="P8"><text:span text:style-name="T16"/></text:p>
      <text:p text:style-name="P8"><text:span text:style-name="T16"><text:tab/></text:span><text:span text:style-name="T14">endothermic, [</text:span><text:span text:style-name="T11">in]</text:span><text:span text:style-name="T14">dothermic</text:span><text:tab/></text:p>
      <text:p text:style-name="P7"/>
      <text:p text:style-name="P7">..</text:p>
      <text:p text:style-name="P10"/>
      <text:p text:style-name="P7">Exothermic Process</text:p>
      <text:p text:style-name="P7"/>
      <text:p text:style-name="P7"><text:tab/><text:span text:style-name="T4">An </text:span><text:span text:style-name="T7">exothermic process</text:span><text:span text:style-name="T9"> is one that releases heat to its surroundings.</text:span></text:p>
      <text:p text:style-name="P7"><text:span text:style-name="T9"/></text:p>
      <text:p text:style-name="P7"><text:span text:style-name="T9"><text:tab/></text:span><text:span text:style-name="T17">In an exothermic process, the system loses heat as the surroundings heat up.</text:span></text:p>
      <text:p text:style-name="P7"><text:span text:style-name="T17"/></text:p>
      <text:p text:style-name="P7"><text:span text:style-name="T17"><text:tab/></text:span><text:span text:style-name="T9">Exothermic, heat [</text:span><text:span text:style-name="T11">ex]its.</text:span></text:p>
      <text:p text:style-name="P7">..</text:p>
      <text:p text:style-name="P7"/>
      <text:p text:style-name="P11">Heat flow is measured in two <text:span text:style-name="T21">common units, the calorie and the joule.</text:span></text:p>
      <text:p text:style-name="P7"/>
      <text:p text:style-name="P7">Heat Capacity</text:p>
      <text:p text:style-name="P7"/>
      <text:p text:style-name="P7"><text:tab/><text:span text:style-name="T5">The amount of heat needed to increase the temperature of an object exactly 1</text:span><text:span text:style-name="T22">o</text:span><text:span text:style-name="T24">C is the </text:span><text:span text:style-name="T25">heat </text:span><text:span text:style-name="T28"><text:tab/></text:span><text:span text:style-name="T25">capacity</text:span><text:span text:style-name="T28"> of that object.</text:span><text:tab/></text:p>
      <text:p text:style-name="P7"/>
      <text:p text:style-name="P7"><text:tab/><text:span text:style-name="T19">The heat capacity of an object depends on both its mass and its chemical composition.</text:span></text:p>
      <text:p text:style-name="P7">.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Specific Heat</text:p>
      <text:p text:style-name="P7"/>
      <text:p text:style-name="P9"><text:tab/><text:span text:style-name="T3">The specific heat capacity, or simply the </text:span><text:span text:style-name="T6">specific heat</text:span><text:span text:style-name="T8"> of a substance is the amount of heat it <text:tab/>takes to raise the temperature of 1g of the substance 1</text:span><text:span text:style-name="T23">o</text:span><text:span text:style-name="T27">C.</text:span></text:p>
      <text:p text:style-name="P9"><text:span text:style-name="T27"/></text:p>
      <text:p text:style-name="P9"><text:span text:style-name="T27"><text:tab/></text:span><text:span text:style-name="T20">To calculate the specific heat (C) of a substance, you divide the heat input by the <text:tab/>temperature change times the mass of the substance.</text:span></text:p>
      <text:p text:style-name="P7"/>
      <text:p text:style-name="P7"><text:tab/><text:span text:style-name="T5">C = </text:span><text:span text:style-name="T18">q</text:span><text:span text:style-name="T5"> / </text:span><text:span text:style-name="T29">m</text:span><text:span text:style-name="T5"> * </text:span><text:span text:style-name="T33">delta T</text:span><text:span text:style-name="T5"> = </text:span><text:span text:style-name="T18">heat (joules or calories)</text:span><text:span text:style-name="T5"> / </text:span><text:span text:style-name="T29">mass (g)</text:span><text:span text:style-name="T5"> * </text:span><text:span text:style-name="T33">change in temperature (</text:span><text:span text:style-name="T34">O</text:span><text:span text:style-name="T35">C)</text:span></text:p>
      <text:p text:style-name="P7">.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3T13:14:47.832221807</meta:creation-date>
    <dc:date>2016-04-01T11:49:26.930832153</dc:date>
    <meta:editing-duration>PT20H41M35S</meta:editing-duration>
    <meta:editing-cycles>15</meta:editing-cycles>
    <meta:generator>LibreOffice/4.4.7.2$Linux_X86_64 LibreOffice_project/40$Build-2</meta:generator>
    <meta:document-statistic meta:table-count="0" meta:image-count="0" meta:object-count="0" meta:page-count="3" meta:paragraph-count="50" meta:word-count="392" meta:character-count="2292" meta:non-whitespace-character-count="1931"/>
  </office:meta>
</office:document-meta>
</file>